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#ffff99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5" style:family="paragraph" style:parent-style-name="Table_20_Contents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9" style:family="paragraph" style:parent-style-name="Standard">
      <style:text-properties fo:font-weight="normal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1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2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3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4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5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6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7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8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9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0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1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2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3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4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75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76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77" style:family="paragraph" style:parent-style-name="Text_20_body" style:list-style-name="L30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78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7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8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81" style:family="paragraph" style:parent-style-name="Table_20_Contents" style:list-style-name="L31"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9"/>
      <text:p text:style-name="P19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9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1188148180040993790" text:style-name="L1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2">먼저, 크로가 왔다. 지상에서 데굴데굴을 하고 있었을 때 미케가 왔다.</text:p>
            </text:list-item>
            <text:list-item>
              <text:p text:style-name="P52">이 번은 두 마리 모구, 동시에, 허리 문질러 을 했다.</text:p>
            </text:list-item>
            <text:list-item>
              <text:p text:style-name="P52">교대로 했다. 미케가 해달라고 와서도, 크로의 문질러 을 계속했다.</text:p>
            </text:list-item>
          </text:list>
        </text:list-item>
        <text:list-item>
          <text:p text:style-name="P22">신체</text:p>
          <text:list>
            <text:list-item>
              <text:p text:style-name="P22">오른쪽의 좌골<text:span text:style-name="T7">「坐骨</text:span>. 통증<text:span text:style-name="T7">「疼痛</text:span>은 계속한다.</text:p>
            </text:list-item>
            <text:list-item>
              <text:p text:style-name="P22"><text:soft-page-break/>정강이를 위한 문질러. 또한 계속한다.</text:p>
            </text:list-item>
          </text:list>
        </text:list-item>
        <text:list-item>
          <text:p text:style-name="P22">음악</text:p>
          <text:list>
            <text:list-item>
              <text:p text:style-name="P22">동영상을 다시 몇번 찍었다. 我再次拍pai1摄she4了视频。</text:p>
            </text:list-item>
            <text:list-item>
              <text:p text:style-name="P22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5998597248080919310" text:style-name="L2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3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74">그 모양「形状에서 판단하여, 처음에는 미케라고 생각했다.</text:p>
                </text:list-item>
                <text:list-item>
                  <text:p text:style-name="P74">그러나, 미케와 비해, 머리가 더 크다. </text:p>
                </text:list-item>
                <text:list-item>
                  <text:p text:style-name="P74">그래서 류이라고 알려졌다.</text:p>
                </text:list-item>
              </text:list>
            </text:list-item>
          </text:list>
        </text:list-item>
        <text:list-item>
          <text:p text:style-name="P23">신체</text:p>
        </text:list-item>
        <text:list-item>
          <text:p text:style-name="P23">음악</text:p>
        </text:list-item>
        <text:list-item>
          <text:p text:style-name="P23">기타</text:p>
          <text:list>
            <text:list-item>
              <text:p text:style-name="P23">이런 멜로디를 어제는 했던 것이지만, 昨日はやっていたのだが</text:p>
            </text:list-item>
            <text:list-item>
              <text:p text:style-name="P23">더우기 그 속편으로 <text:s/>さらに、その続編として</text:p>
            </text:list-item>
            <text:list-item>
              <text:p text:style-name="P23">이런구나. このようなんだ。</text:p>
            </text:list-item>
            <text:list-item>
              <text:p text:style-name="P23">그리고, 더우기 발전 시키면 そして、さらに発展させると</text:p>
            </text:list-item>
            <text:list-item>
              <text:p text:style-name="P23">그러자 이렇게 됩니다. すると、このようになります。</text:p>
            </text:list-item>
            <text:list-item>
              <text:p text:style-name="P23">이 발전은 아직 잘 모른다. この発展はまだ知らない。</text:p>
            </text:list-item>
            <text:list-item>
              <text:p text:style-name="P23">어쨌든, 이 번에는 いずれにせよ、この度は</text:p>
            </text:list-item>
            <text:list-item>
              <text:p text:style-name="P23">이 기본인 D에서 시작하여 この基本のDから始めて</text:p>
            </text:list-item>
            <text:list-item>
              <text:p text:style-name="P23">C를 위해 기본인 A Cのために基本であるA</text:p>
            </text:list-item>
            <text:list-item>
              <text:p text:style-name="P23">좌우, 다른 리듬으로 左右、他のリズムで</text:p>
            </text:list-item>
            <text:list-item>
              <text:p text:style-name="P23"><text:soft-page-break/>메이저 세븐에 맞는 건 무엇인가 하면, メジャーセブンに合ったものは何かというと、</text:p>
            </text:list-item>
            <text:list-item>
              <text:p text:style-name="P23">뭐, 이런 것이구나. まあ、こういうことだ。</text:p>
            </text:list-item>
            <text:list-item>
              <text:p text:style-name="P23">곡의 키를 변경한다는 연습곡. 曲のキーを変更する練習曲。</text:p>
            </text:list-item>
            <text:list-item>
              <text:p text:style-name="P23">처음에 하고 있었던 건 이것. 最初にしていたのはこれ。</text:p>
            </text:list-item>
            <text:list-item>
              <text:p text:style-name="P23">이른바 "1-2-6" 라고 하는 것. いわゆる「1-2-6」ということ。</text:p>
            </text:list-item>
            <text:list-item>
              <text:p text:style-name="P23">이런 곡도 있구나. このような曲もあるんだ。</text:p>
            </text:list-item>
            <text:list-item>
              <text:p text:style-name="P23">키를 잠정적으로 D로 하고, キーを暫定的にDとし、</text:p>
            </text:list-item>
            <text:list-item>
              <text:p text:style-name="P23"><text:s text:c="2"/>2와 7을 뽑습니다. ２と７を抜きます。</text:p>
            </text:list-item>
            <text:list-item>
              <text:p text:style-name="P23"/>
            </text:list-item>
            <text:list-item>
              <text:p text:style-name="P23">자신이 그 때 하고 있는 걸 그 장소에 두고 버리고, 自分がその時していることをその場所に置いてしまって、</text:p>
            </text:list-item>
            <text:list-item>
              <text:p text:style-name="P23"><text:s text:c="2"/>그 사람들의 흉내를 시작하고 버린다. それらの人々の真似を始めてしまう。</text:p>
            </text:list-item>
            <text:list-item>
              <text:p text:style-name="P23"><text:s text:c="2"/>그것이 고통의 시작. それ苦痛の始まり。</text:p>
            </text:list-item>
            <text:list-item>
              <text:p text:style-name="P23"><text:s text:c="2"/>그리고 동요를 억제 하려고 そして動揺を抑制しようと</text:p>
            </text:list-item>
            <text:list-item>
              <text:p text:style-name="P23"><text:s text:c="2"/>그 사람들을 공격하기 시작한다. それらの人々を攻撃し始める。</text:p>
            </text:list-item>
            <text:list-item>
              <text:p text:style-name="P23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3"><text:s text:c="2"/>그 자리에서 자신에게 전달하기. その場で自分に伝達する。</text:p>
            </text:list-item>
            <text:list-item>
              <text:p text:style-name="P23"><text:s text:c="2"/>뭘? <text:s/>자신 안의 소중한 것에 종사하십시오. 何？自分の中の大切な事に取り組むしてください。</text:p>
            </text:list-item>
            <text:list-item>
              <text:p text:style-name="P23"><text:s text:c="2"/>그 소중한 걸 키우세요. その貴重なもの育ててください。</text:p>
            </text:list-item>
            <text:list-item>
              <text:p text:style-name="P23"><text:s text:c="2"/>그 소중한 걸 중심으로 빛이 퍼져갑니다. その貴重なものを中心に光が広がっていきます。</text:p>
            </text:list-item>
            <text:list-item>
              <text:p text:style-name="P23"><text:s text:c="2"/>誰かに、縋り付こうとする。</text:p>
            </text:list-item>
            <text:list-item>
              <text:p text:style-name="P23"><text:s text:c="2"/>그 걸 놓아, 이 걸 자라게 하십시오. let it go and let this grow.</text:p>
            </text:list-item>
            <text:list-item>
              <text:p text:style-name="P23"><text:s text:c="2"/><text:tab/>어떤 영화를 보는지, <text:s/>어떤 음악을 들을까, どんな映画を見るか、どんな音楽を聴くか</text:p>
            </text:list-item>
            <text:list-item>
              <text:p text:style-name="P23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3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3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2794684500269281507" text:style-name="L3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3">류는 오지 않았다.</text:p>
            </text:list-item>
            <text:list-item>
              <text:p text:style-name="P24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한국어로 자유작문을 쓰고 있었다.</text:p>
            </text:list-item>
            <text:list-item>
              <text:p text:style-name="P24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4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4">자유작문</text:p>
          <text:list>
            <text:list-item>
              <text:p text:style-name="P24">C, D, E로 올라간다. C、D、Eと、上がっていく。</text:p>
            </text:list-item>
            <text:list-item>
              <text:p text:style-name="P24">C에서 D로 올라간다.</text:p>
            </text:list-item>
            <text:list-item>
              <text:p text:style-name="P24">처음의 녹음인데, 初めての録音なのですが、</text:p>
            </text:list-item>
            <text:list-item>
              <text:p text:style-name="P24">앨범의 두 번째의 곡으로 하자. アルバムの、２番目の曲にしよう。</text:p>
            </text:list-item>
            <text:list-item>
              <text:p text:style-name="P24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4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4">C는 이런 느낌이다. Cは、こんな感じです。</text:p>
            </text:list-item>
            <text:list-item>
              <text:p text:style-name="P24">G는 어때 라고 하면, Gはどうだ、と言うと、</text:p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>우리는 <text:s/>원래 머리가 좋다. 私たちは、皆、元々、頭がいいです。</text:p>
            </text:list-item>
            <text:list-item>
              <text:p text:style-name="P24">더 자세히 하면, もっと細かく言うと、</text:p>
            </text:list-item>
            <text:list-item>
              <text:p text:style-name="P24">우리의 뇌는 원래 좋다.</text:p>
            </text:list-item>
            <text:list-item>
              <text:p text:style-name="P24">아마 어딘가에서 들은 이야기 겠지만, 多分、どこかで聞いた話でしょうが、</text:p>
            </text:list-item>
            <text:list-item>
              <text:p text:style-name="P24">머리에는 원래 "좋다" 라든가 "나쁘다" 라고 하는 건 아니고, <text:s/>頭には、「いい」だの、「悪い」だのはなくて、</text:p>
            </text:list-item>
            <text:list-item>
              <text:p text:style-name="P24">그러한 건 원래 아니고, そういうものは、元々はなくて、</text:p>
            </text:list-item>
            <text:list-item>
              <text:p text:style-name="P24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4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431925633716655884" text:style-name="L4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5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</text:list-item>
        <text:list-item>
          <text:p text:style-name="P25"><text:soft-page-break/>자유작문</text:p>
          <text:list>
            <text:list-item>
              <text:p text:style-name="P25">오늘 밤. 저녁 식사의 준비. 할 일을 각각, 하나 하나, 메모에 기록했다. </text:p>
              <text:list>
                <text:list-item>
                  <text:p text:style-name="P25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5573393414988711643" text:style-name="L5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자유작문</text:p>
          <text:list>
            <text:list-item>
              <text:p text:style-name="P26">"실수 없도록게 연주한다" 라는 나에게는 무리이다. 間違いがないように弾く。というのは、私には、無理だ</text:p>
            </text:list-item>
            <text:list-item>
              <text:p text:style-name="P26">연습의 목표. 練習の目標</text:p>
            </text:list-item>
            <text:list-item>
              <text:p text:style-name="P26">거친 형태를 명백하게 한다. 大まかな形を、明らかにする。</text:p>
            </text:list-item>
            <text:list-item>
              <text:p text:style-name="P26">즉흥적 소리를 붙이거나, 또는, 제외하거나 하면서, 即興の音を、つけたり、あるいは、除いたりしながら、</text:p>
            </text:list-item>
            <text:list-item>
              <text:p text:style-name="P26">연주 때는 그 거친 형태를 기본으로 하여, 演奏の時には、その大まかな形を基にして、</text:p>
            </text:list-item>
            <text:list-item>
              <text:p text:style-name="P26">러시아어</text:p>
              <text:list>
                <text:list-item>
                  <text:p text:style-name="P26">рядом с[next-to моим домом, есть парк. там живут бездомые кошки.</text:p>
                </text:list-item>
                <text:list-item>
                  <text:p text:style-name="P26">каждую ночь, я хожу в парк.</text:p>
                </text:list-item>
                <text:list-item>
                  <text:p text:style-name="P26">я даю им еду[food.</text:p>
                </text:list-item>
              </text:list>
            </text:list-item>
            <text:list-item>
              <text:p text:style-name="P26">汉语</text:p>
              <text:list>
                <text:list-item>
                  <text:p text:style-name="P26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6">到了房间里啊，我的脑子觉得不好，有点重。我决定再次入睡shui4。</text:p>
                </text:list-item>
              </text:list>
            </text:list-item>
            <text:list-item>
              <text:p text:style-name="P26">język polski</text:p>
              <text:list>
                <text:list-item>
                  <text:p text:style-name="P26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1492761631449165894" text:style-name="L6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54">두 마리 모두 울타리 안쪽에 있어.</text:p>
            </text:list-item>
            <text:list-item>
              <text:p text:style-name="P27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7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7">그렇지는 해도, 타인과의 대화에서는 他人との会話では、</text:p>
                </text:list-item>
                <text:list-item>
                  <text:p text:style-name="P27">예기하지 않는 것이 나옵니다. 그런 사건이 상쾌합니다. 爽快です</text:p>
                </text:list-item>
              </text:list>
            </text:list-item>
            <text:list-item>
              <text:p text:style-name="P27">у меня болит[hurts талия[허리.</text:p>
              <text:list>
                <text:list-item>
                  <text:p text:style-name="P27">я пишу дневник[일기.</text:p>
                </text:list-item>
                <text:list-item>
                  <text:p text:style-name="P27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3376236882792350232" text:style-name="L7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75">그러자「すると, "휴" 라고 으르렁「唸り声을 거렸다「立てた.</text:p>
                </text:list-item>
                <text:list-item>
                  <text:p text:style-name="P75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8">자유작문</text:p>
          <text:list>
            <text:list-item>
              <text:p text:style-name="P28">у меня болит[아프다 талия[허리.</text:p>
            </text:list-item>
            <text:list-item>
              <text:p text:style-name="P28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2616501886041459305" text:style-name="L8">
        <text:list-item>
          <text:p text:style-name="P29">기타</text:p>
          <text:list>
            <text:list-item>
              <text:p text:style-name="P29">나에게 적합한<text:span text:style-name="T7">「適切な</text:span> 직업<text:span text:style-name="T7">「職業</text:span>은 무엇일까?</text:p>
            </text:list-item>
            <text:list-item>
              <text:p text:style-name="P29">어떤 직업이 나는 적합한 것일까?</text:p>
            </text:list-item>
            <text:list-item>
              <text:p text:style-name="P29">편의점의 접객<text:span text:style-name="T7">「接客</text:span>이라는 일. 적합하지 않는다.</text:p>
            </text:list-item>
            <text:list-item>
              <text:p text:style-name="P29">뭔가를 만들어, 그 만든 걸 판매함.</text:p>
            </text:list-item>
            <text:list-item>
              <text:p text:style-name="P29">따라서, 이상적은 일은, 자신의 집에 틀어 박혀<text:span text:style-name="T7">「引きこもって</text:span>, 뭔가 작품을 만들 일.</text:p>
            </text:list-item>
            <text:list-item>
              <text:p text:style-name="P29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29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9">20200616_100431</text:span></text:p>
      <text:p text:style-name="P8"/>
      <text:list xml:id="list7239798715932446872" text:style-name="L9">
        <text:list-item>
          <text:p text:style-name="P30">먹이주기</text:p>
          <text:list>
            <text:list-item>
              <text:p text:style-name="P3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0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55">먹이를 주면, 먹었다. / 그러나, 잠시 후 보니, 이미 없었다.</text:p>
            </text:list-item>
          </text:list>
        </text:list-item>
        <text:list-item>
          <text:p text:style-name="P30">신체</text:p>
          <text:list>
            <text:list-item>
              <text:p text:style-name="P30">"단전식 호흡" 이라는 방식을 시작했다.</text:p>
              <text:list>
                <text:list-item>
                  <text:p text:style-name="P30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0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0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0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0">음악</text:p>
        </text:list-item>
        <text:list-item>
          <text:p text:style-name="P30">기타</text:p>
        </text:list-item>
        <text:list-item>
          <text:p text:style-name="P30">자유작문</text:p>
          <text:list>
            <text:list-item>
              <text:p text:style-name="P30">у мея все еще болит талия. ~ my waist still hurts.</text:p>
            </text:list-item>
            <text:list-item>
              <text:p text:style-name="P30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3508648632197242075" text:style-name="L10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6">크로는 다시 내려오지 않는다. / 이 번은 돌출 울타리 앞에 나오는 것조차 하지 않아.</text:p>
            </text:list-item>
            <text:list-item>
              <text:p text:style-name="P56">미케에 잠시 허리 문지르을 하고, 옹벽 위를 보면, 크로는 없어.</text:p>
            </text:list-item>
            <text:list-item>
              <text:p text:style-name="P56">어쩔 수 없이, 미케 만에 먹이를 주었다.</text:p>
            </text:list-item>
            <text:list-item>
              <text:p text:style-name="P31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1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1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1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1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9166641814213091245" text:style-name="L11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7">크로는 오지 않았다. 항상 미케의 상대만 하고 있었기 때문이에요?</text:p>
            </text:list-item>
          </text:list>
        </text:list-item>
        <text:list-item>
          <text:p text:style-name="P32">신체</text:p>
        </text:list-item>
        <text:list-item>
          <text:p text:style-name="P32">음악</text:p>
          <text:list>
            <text:list-item>
              <text:p text:style-name="P32">비디오의 녹화. 어제는 1번 만.</text:p>
            </text:list-item>
          </text:list>
        </text:list-item>
        <text:list-item>
          <text:p text:style-name="P32">기타</text:p>
        </text:list-item>
        <text:list-item>
          <text:p text:style-name="P32">자유작문</text:p>
          <text:list>
            <text:list-item>
              <text:list>
                <text:list-item>
                  <text:p text:style-name="P32"><text:soft-page-break/>모두 스트레스에 시달리고 있어. みんな、ストレスに苦しんでいる。</text:p>
                </text:list-item>
                <text:list-item>
                  <text:p text:style-name="P32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2">던지고 버려질 기회를 갈망하고 있어. 投げ捨てられる機会を、渇望している。</text:p>
                </text:list-item>
                <text:list-item>
                  <text:p text:style-name="P32">그 걸 찾으면, 찾아냈다라고 생각하면, それを見つけたら、見つけられたと思ったら、</text:p>
                </text:list-item>
                <text:list-item>
                  <text:p text:style-name="P32">반사적으로 던지고 버린다. 反射的に、投げ捨てる。</text:p>
                </text:list-item>
                <text:list-item>
                  <text:p text:style-name="P32">그냥 뜨거운 주전자에 만졌다 사람이ちょうど、熱い薬缶に触れてしまった人が、</text:p>
                </text:list-item>
                <text:list-item>
                  <text:p text:style-name="P32">팔을 필사적으로 후퇴시킬 처럼 腕をしゃにむに引き戻すように。</text:p>
                </text:list-item>
                <text:list-item>
                  <text:p text:style-name="P32">커피를 입에 포함해 보니, コーヒーを口に含んだら、</text:p>
                </text:list-item>
                <text:list-item>
                  <text:p text:style-name="P32">엄청 뜨거워 생각할 시간도 없이 ものすごく熱くて、考える間もなく、</text:p>
                </text:list-item>
                <text:list-item>
                  <text:p text:style-name="P32">입을 벌리고 내뿜는 처럼. 口を開けて、吐き出すように。</text:p>
                </text:list-item>
              </text:list>
            </text:list-item>
            <text:list-item>
              <text:p text:style-name="P32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6091591420746026989" text:style-name="L12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8">비가 내리고 있었다. / 울타리에 접근해 보니, 미케의 울음 소리. / 더우기 보면, 크로의 그림자도 보인다.</text:p>
            </text:list-item>
            <text:list-item>
              <text:p text:style-name="P58">각각에 먹이를 주었다.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p text:style-name="P33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471093757577566470" text:style-name="L13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9">크로가 왔다. 미케는 오지 않았다.</text:p>
            </text:list-item>
            <text:list-item>
              <text:p text:style-name="P59">옹벽에 도착한 때 두 마리 모두 없었다.</text:p>
            </text:list-item>
            <text:list-item>
              <text:p text:style-name="P59">보도 쪽에 간다. 수영장의 모서리에 간다. 혀를 울린다.</text:p>
            </text:list-item>
            <text:list-item>
              <text:p text:style-name="P59">잠시 기다리 있지만, 오지 않아. 공원으로 돌아 시작한다.</text:p>
            </text:list-item>
            <text:list-item>
              <text:p text:style-name="P34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59">울타리 속에서 고양이의 울음 소리가 들린다.</text:p>
            </text:list-item>
            <text:list-item>
              <text:p text:style-name="P59">처음, 미케이 아닐까라고 생각한다. 하지만, 목소리가 약간 작다. 또 높다.</text:p>
            </text:list-item>
            <text:list-item>
              <text:p text:style-name="P59">더 들여다 보면, 크로의 눈이 이쪽을 보고 있다.</text:p>
            </text:list-item>
          </text:list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4176031978917443616" text:style-name="L14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60">류가 왔다. 어떻게 왔는지? / 우선, 미케가 있어. 지상에 내렸다. 허리를 마사지.</text:p>
            </text:list-item>
            <text:list-item>
              <text:p text:style-name="P60">잠시 후 보도 쪽의 옹벽 위에서 고양이의 그림자. 크로 이다.</text:p>
            </text:list-item>
            <text:list-item>
              <text:p text:style-name="P60"><text:soft-page-break/>미케를 옹벽에 올리고 먹이를 준다.</text:p>
            </text:list-item>
            <text:list-item>
              <text:p text:style-name="P60">그리고 크로 옆으로 간다. / 2,3 번 쓰다듬다. / 그러자, 크로는 보도 쪽에 가서 버린다.</text:p>
            </text:list-item>
            <text:list-item>
              <text:p text:style-name="P60">갑자기, 울타리 속에 한 마리의 고양이가 나타난다.</text:p>
            </text:list-item>
            <text:list-item>
              <text:p text:style-name="P60">순간 후 그가 류이라고 알 수 있다. / 페이스트는 이미 절반을 미케에게 주고 말았다.</text:p>
            </text:list-item>
            <text:list-item>
              <text:p text:style-name="P35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60">수영장의 서 쪽 모퉁이로 가면, 크로가 울타리속에서 외에 나온다.</text:p>
            </text:list-item>
            <text:list-item>
              <text:p text:style-name="P60">그런데, 류도 공원 쪽에서 온 버린다.</text:p>
            </text:list-item>
            <text:list-item>
              <text:p text:style-name="P60">류에 향해 손을 들어, 여기에는 오지 말라고 전한다.</text:p>
            </text:list-item>
            <text:list-item>
              <text:p text:style-name="P35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60">페이스트의 용기에는 아직 약간 음식이 남아있다.</text:p>
            </text:list-item>
            <text:list-item>
              <text:p text:style-name="P35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60">마지막 공원에 돌아간다. / 류도 돌아온다. / 페이스트는 이미 없다.</text:p>
            </text:list-item>
            <text:list-item>
              <text:p text:style-name="P35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5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704565129232720907" text:style-name="L15">
        <text:list-item>
          <text:p text:style-name="P3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1">류는 오지 않다.</text:p>
            </text:list-item>
            <text:list-item>
              <text:p text:style-name="P61">크로, 미케. 두 마리 모두 이미 옹벽 위에 있다.</text:p>
            </text:list-item>
            <text:list-item>
              <text:p text:style-name="P61">미케를 내렸다. <text:s/>/ 크로는 내려 오지 않다. 목소리를 던지지만, 여전히 오지않다.</text:p>
            </text:list-item>
            <text:list-item>
              <text:p text:style-name="P61">지상에서 미케의 허리를 마사지하면서, 크로에 목소리를 몇번 던진다.</text:p>
            </text:list-item>
            <text:list-item>
              <text:p text:style-name="P61">미케를 옹벽 위에 올린다. / 크로에 호소한다. "지상에 내려와자" / 변함없이 오지않다.</text:p>
            </text:list-item>
            <text:list-item>
              <text:p text:style-name="P61"><text:soft-page-break/>두 마리에 페이스트를 준다.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737002369411620712" text:style-name="L16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2">크로는 다시 내려 오지 않다.</text:p>
            </text:list-item>
            <text:list-item>
              <text:p text:style-name="P62">클로에 향해 목소리를 던지면서, 미케의 허리를 마사지한다.</text:p>
            </text:list-item>
            <text:list-item>
              <text:p text:style-name="P62">미케를 올림. 두 마리에 먹이를 준다.</text:p>
            </text:list-item>
          </text:list>
        </text:list-item>
        <text:list-item>
          <text:p text:style-name="P37">신체</text:p>
        </text:list-item>
        <text:list-item>
          <text:p text:style-name="P37">음악</text:p>
        </text:list-item>
        <text:list-item>
          <text:p text:style-name="P37">기타</text:p>
        </text:list-item>
        <text:list-item>
          <text:p text:style-name="P37">자유작문</text:p>
          <text:list>
            <text:list-item>
              <text:p text:style-name="P37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7198793836691532890" text:style-name="L17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3">두 마리도 오지않다. / 수영장의 서쪽으로 간다. / 혀를 울리하지만, 오지않다.</text:p>
            </text:list-item>
          </text:list>
        </text:list-item>
        <text:list-item>
          <text:p text:style-name="P38">신체</text:p>
          <text:list>
            <text:list-item>
              <text:p text:style-name="P38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8">기타 : 메모했던 것</text:p>
          <text:list>
            <text:list-item>
              <text:p text:style-name="P38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8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8">자유작문</text:p>
          <text:list>
            <text:list-item>
              <text:p text:style-name="P38">꿈</text:p>
              <text:list>
                <text:list-item>
                  <text:p text:style-name="P38">자고 있을 때<text:span text:style-name="T7">「寝ているとき</text:span>, 꿈을 꾸고 있어요? </text:p>
                </text:list-item>
                <text:list-item>
                  <text:p text:style-name="P38">꿈이 있는 이야기 군요<text:span text:style-name="T7">「ですね</text:span>.</text:p>
                </text:list-item>
                <text:list-item>
                  <text:p text:style-name="P38">당신의 꿈은 무엇인가요?</text:p>
                </text:list-item>
              </text:list>
            </text:list-item>
            <text:list-item>
              <text:p text:style-name="P38">그림자<text:span text:style-name="T7">「影</text:span></text:p>
              <text:list>
                <text:list-item>
                  <text:p text:style-name="P38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8">사탕<text:span text:style-name="T7">「飴</text:span></text:p>
              <text:list>
                <text:list-item>
                  <text:p text:style-name="P38">하루에 몇 마리의 사탕을 핥아있어요?</text:p>
                </text:list-item>
                <text:list-item>
                  <text:p text:style-name="P38">사탕을 과식하고 있네요.</text:p>
                </text:list-item>
              </text:list>
            </text:list-item>
            <text:list-item>
              <text:p text:style-name="P38">융단</text:p>
              <text:list>
                <text:list-item>
                  <text:p text:style-name="P38">이 융단은 누가 샀읍니까? (샀어요?)</text:p>
                </text:list-item>
              </text:list>
            </text:list-item>
          </text:list>
          <text:p text:style-name="P38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6625668927265645625" text:style-name="L18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39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64">크로가 돌출 울타리의 앞, 즉, 보도의 반대쪽에 있다.</text:p>
            </text:list-item>
            <text:list-item>
              <text:p text:style-name="P39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39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39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8191571227179055780" text:style-name="L19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5">류가 왔다. / 옹백에 도착했던 때 이미 옹벽 위에 있었다.</text:p>
            </text:list-item>
            <text:list-item>
              <text:p text:style-name="P65">우선, 그림자만 보였지만, 머리의 크기에 의해 류이라고 알려졌다.</text:p>
            </text:list-item>
            <text:list-item>
              <text:p text:style-name="P65">류에 말을 걸어, 근처에 간다. / 조금 고민했지만, 베이스트를 반 주기로한다.</text:p>
            </text:list-item>
            <text:list-item>
              <text:p text:style-name="P65">페이스트를 용기에서 반출한 후 돌출 방향을 보면, 크로가 있다. / 네발 앉아 있다.</text:p>
            </text:list-item>
            <text:list-item>
              <text:p text:style-name="P65">크로에 나머지 중 4 분의 3 정도를 준다.</text:p>
            </text:list-item>
            <text:list-item>
              <text:p text:style-name="P65">그리고, 나머지 전부를 다시 류에 준다.</text:p>
            </text:list-item>
            <text:list-item>
              <text:p text:style-name="P65">크로눈 그 후 지상에 내리고 온다. / 데굴 데굴 을 잠시 한다.</text:p>
            </text:list-item>
            <text:list-item>
              <text:p text:style-name="P40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65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65">주위를 조금 걸어 본다. / 없다. / 보도에 가장 가까운 곳에 나있는 나무의 뿌리를 본다. 크로가 있다.</text:p>
            </text:list-item>
            <text:list-item>
              <text:p text:style-name="P65">목소리를 건다. / 그러나 크로는 보도 쪽으로 가고 버린다. / 그리고 보도 쪽의 옹벽에 오른다. / 울타리 안에.</text:p>
            </text:list-item>
            <text:list-item>
              <text:p text:style-name="P40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7521619317636907955" text:style-name="L20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1"><text:span text:style-name="T4">두 마리 모두 왔다.</text:span><text:span text:style-name="T6"> / 옹벽에 도착한 때 크로만 있다.</text:span></text:p>
            </text:list-item>
            <text:list-item>
              <text:p text:style-name="P76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76">그리고, 울음 소리가 들려온다「聞こえてくる. / </text:p>
            </text:list-item>
            <text:list-item>
              <text:p text:style-name="P76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5577560083301839473" text:style-name="L21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6">크로는 자시 지상에는 내리오지 않는다.</text:p>
            </text:list-item>
            <text:list-item>
              <text:p text:style-name="P42"><text:span text:style-name="T4">미케만을 앞다리</text:span><text:span text:style-name="T6">「前脚</text:span><text:span text:style-name="T4">의 겨드랑이</text:span><text:span text:style-name="T6">「脇</text:span><text:span text:style-name="T4">를 잡고</text:span><text:span text:style-name="T6">「掴んで</text:span><text:span text:style-name="T4">, <text:s/>내렸다.</text:span></text:p>
            </text:list-item>
            <text:list-item>
              <text:p text:style-name="P66">전 번 째와 같이, 미케에 마사지를 할 때, 때때로 크로에 목소리를 던진다.</text:p>
            </text:list-item>
            <text:list-item>
              <text:p text:style-name="P66">그리고 미케를 옹벽에 올리고, 페이스트를 준다. / 우선 미케. 그리고, 크로.</text:p>
            </text:list-item>
            <text:list-item>
              <text:p text:style-name="P66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p>
            </text:list-item>
          </text:list>
        </text:list-item>
        <text:list-item>
          <text:p text:style-name="P42"/>
        </text:list-item>
      </text:list>
      <text:p text:style-name="P7"/>
      <text:p text:style-name="P5">[/ XXX] 20200630_124414</text:p>
      <text:p text:style-name="P4"><text:soft-page-break/></text:p>
      <text:p text:style-name="P12"/>
      <text:p text:style-name="P5">[XXX] </text:p>
      <text:p text:style-name="P8">myself / diary / 20200701_134152</text:p>
      <text:p text:style-name="P8"/>
      <text:list xml:id="list1251984348992235789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7">두 마리가 온다. / 미케의 허리 마사지. 옹벽에 올림. 페이스트.</text:p>
            </text:list-item>
            <text:list-item>
              <text:p text:style-name="P43"><text:span text:style-name="T4">고체를 미케에 줬던 후 미케가 크로의 곳을로 가서 크로의 분을 먹으려고 한다</text:span><text:span text:style-name="T6">「食べようとする</text:span><text:span text:style-name="T4">.</text:span></text:p>
            </text:list-item>
            <text:list-item>
              <text:p text:style-name="P43"><text:span text:style-name="T4">나는 내 팔을 뻗어 미케를 물리쳐 한다</text:span><text:span text:style-name="T6">「押し返そうとする</text:span><text:span text:style-name="T4">.</text:span></text:p>
            </text:list-item>
            <text:list-item>
              <text:p text:style-name="P67">그러자, 크로가 울타리 안쪽으로 가서 버린다.</text:p>
            </text:list-item>
          </text:list>
        </text:list-item>
      </text:list>
      <text:p text:style-name="P7"/>
      <text:p text:style-name="P5">[/ XXX] 20200701_135817</text:p>
      <text:p text:style-name="P2"/>
      <text:p text:style-name="P12"/>
      <text:p text:style-name="P5">[XXX] </text:p>
      <text:p text:style-name="P8">myself / diary / 20200702_141529</text:p>
      <text:p text:style-name="P8"/>
      <text:list xml:id="list6210684352268962643" text:style-name="L23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8">비가 내리고 있었다. / 울타리 속에도 두 마리는 없다. / 수여장의 서 쪽으로 가서 본다. / 혀를 울린다. / 누구도 오지 않다.</text:p>
            </text:list-item>
            <text:list-item>
              <text:p text:style-name="P68">공원으로 돌아간다. / 입구의 근처에서 고양이의 울음소리가 들린다. / 차도의 맞은 편에 있는 아파트의 입구 근처에서.</text:p>
            </text:list-item>
            <text:list-item>
              <text:p text:style-name="P68">미케라고 알수 있다. / 하지만, 비가 많이 내리고 있다. / 그대로 공원에 들어간다. / 집으로 향한다. 비는 계속 내리고 있다.</text:p>
            </text:list-item>
          </text:list>
        </text:list-item>
        <text:list-item>
          <text:p text:style-name="P44"/>
        </text:list-item>
      </text:list>
      <text:p text:style-name="P7"/>
      <text:p text:style-name="P5">[/ XXX] 20200702_142625</text:p>
      <text:p text:style-name="P2"/>
      <text:p text:style-name="P12"><text:soft-page-break/></text:p>
      <text:p text:style-name="P5">[XXX] </text:p>
      <text:p text:style-name="P8">myself / diary / 20200703_135610</text:p>
      <text:p text:style-name="P8"/>
      <text:list xml:id="list8748919521390671550" text:style-name="L24">
        <text:list-item>
          <text:p text:style-name="P4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9">두 마리 모두. / 미케에게 허리 마사지. / 두 마리에게 페이스트.</text:p>
            </text:list-item>
            <text:list-item>
              <text:p text:style-name="P69">크로는 옹벽 위에서.</text:p>
            </text:list-item>
          </text:list>
        </text:list-item>
        <text:list-item>
          <text:p text:style-name="P45">신체</text:p>
        </text:list-item>
        <text:list-item>
          <text:p text:style-name="P45">음악</text:p>
          <text:list>
            <text:list-item>
              <text:p text:style-name="P45">기타를 다시 시작했다. / 이 번, 명확하게 활동의 목표를 작곡으로 집중하고 있다.</text:p>
            </text:list-item>
            <text:list-item>
              <text:p text:style-name="P45">"잘 연주 할 수 있게된다" 라는 생각은 없다. 전혀.<text:span text:style-name="T7"> / 먼저, 음악이 있다. 그 음악을 연주하고 싶다. / 즉, 실제 소리으로 바꾸고 싶다. / 그 행위를 위해, 일정 기술이 필요하다. / 그 기술을 사용하기 위해서는, 일정 활동이 필요하며, 그 활동을 사람들은 "연습" 이라고 부른다.</text:span></text:p>
            </text:list-item>
          </text:list>
        </text:list-item>
      </text:list>
      <text:p text:style-name="P8"/>
      <text:p text:style-name="P5">[/ XXX] 20200703_142400</text:p>
      <text:p text:style-name="P2"/>
      <text:p text:style-name="P12"/>
      <text:p text:style-name="P5">[XXX] </text:p>
      <text:p text:style-name="P8">myself / diary / 20200705_171650</text:p>
      <text:p text:style-name="P8"/>
      <text:list xml:id="list7511052586296959974" text:style-name="L25">
        <text:list-item>
          <text:p text:style-name="P4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0">어제. 미케는 처음부터 옹벽 위에 있다.</text:p>
            </text:list-item>
            <text:list-item>
              <text:p text:style-name="P70">크로는 옹벽 위에는 오지 않고, 울타리 속에도 없다.</text:p>
            </text:list-item>
            <text:list-item>
              <text:p text:style-name="P70">미케에 페이스트를 준 후 수영장 서쪽 모서리로 간다.</text:p>
            </text:list-item>
            <text:list-item>
              <text:p text:style-name="P46"><text:span text:style-name="T4">혀를 울리면서 기다린다. / 잠시 후 크로가 수영장 서쪽 옆에 있는 소부지</text:span><text:span text:style-name="T6">「小敷地</text:span><text:span text:style-name="T4"> 구석</text:span><text:span text:style-name="T6">「隅</text:span><text:span text:style-name="T4">에게 나온다.</text:span></text:p>
            </text:list-item>
            <text:list-item>
              <text:p text:style-name="P70">하품을 하고 있다.</text:p>
            </text:list-item>
            <text:list-item>
              <text:p text:style-name="P70">"이쪽으로 오자" 라고 목소리를 던지면서, 공원의 방향으로 내 몸을 향한다.</text:p>
            </text:list-item>
            <text:list-item>
              <text:p text:style-name="P70">하지만, 크로는 그 자리에 우두커니 채 움직이지 않다.</text:p>
            </text:list-item>
            <text:list-item>
              <text:p text:style-name="P70"><text:soft-page-break/>어쩔 수 없이, 그 자리으로 페이스트를 준다.</text:p>
            </text:list-item>
          </text:list>
        </text:list-item>
      </text:list>
      <text:p text:style-name="P7"/>
      <text:p text:style-name="P5">[/ XXX] 20200705_173306</text:p>
      <text:p text:style-name="P2"/>
      <text:p text:style-name="P12"/>
      <text:p text:style-name="P5">[XXX] </text:p>
      <text:p text:style-name="P8">myself / diary / 20200707_122503</text:p>
      <text:p text:style-name="P8"/>
      <text:list xml:id="list4046392936958860389" text:style-name="L26">
        <text:list-item>
          <text:p text:style-name="P4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1">어제. 두 마리 모두 온다.</text:p>
            </text:list-item>
            <text:list-item>
              <text:p text:style-name="P71">어제는 그 때 까지 와는 달리, 미케를 지상에 내렸던 후 먼저 크로에게 페이스트를 주었다.</text:p>
            </text:list-item>
            <text:list-item>
              <text:p text:style-name="P71">그리고 페이스트의 용기를 오른손으로 든 채 미케에게 마사지를 하려고 한다.</text:p>
            </text:list-item>
            <text:list-item>
              <text:p text:style-name="P47"><text:span text:style-name="T4">그러자, 미케는 보도 방향으로 걸어 가고, 옹벽 위에 뛰어</text:span><text:span text:style-name="T6">「飛び</text:span><text:span text:style-name="T4"> 올라</text:span><text:span text:style-name="T6">「登って</text:span><text:span text:style-name="T4">, 우리 쪽으로 트로트하고</text:span><text:span text:style-name="T6">「トロットして</text:span><text:span text:style-name="T4"> 온다.</text:span></text:p>
            </text:list-item>
            <text:list-item>
              <text:p text:style-name="P71">그리고 미케에게도 페이스트를 준다.</text:p>
            </text:list-item>
            <text:list-item>
              <text:p text:style-name="P47"><text:span text:style-name="T4">그 후, 얼마 지나지 않아</text:span><text:span text:style-name="T6">「過ぎずに</text:span><text:span text:style-name="T4">, 크로는 울타리 안에 들어 버린다.</text:span></text:p>
            </text:list-item>
            <text:list-item>
              <text:p text:style-name="P71">미케는 그러자, 크로가 먹다 남은 분을 먹고 시작한다.</text:p>
            </text:list-item>
          </text:list>
        </text:list-item>
      </text:list>
      <text:p text:style-name="P8"/>
      <text:p text:style-name="P7"/>
      <text:p text:style-name="P5">[/ XXX] 20200707_124110</text:p>
      <text:p text:style-name="P2"/>
      <text:p text:style-name="P12"/>
      <text:p text:style-name="P5">[XXX] </text:p>
      <text:p text:style-name="P8">myself / diary / 20200708_131305</text:p>
      <text:p text:style-name="P8"/>
      <text:list xml:id="list1929914527999878816" text:style-name="L27">
        <text:list-item>
          <text:p text:style-name="P4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2">두 마리 모두. / 크로는 위에 남아 있다. / 미케는 지상에서 허리 마사지. / 크로에는 먼저 페이스트를.</text:p>
            </text:list-item>
            <text:list-item>
              <text:p text:style-name="P48"><text:soft-page-break/><text:span text:style-name="T4">이번 째 다른 점은 : 미케의 마사지를 마칠</text:span><text:span text:style-name="T6">「終える</text:span><text:span text:style-name="T4"> 무렵에</text:span><text:span text:style-name="T6">「頃に</text:span><text:span text:style-name="T4"> 문득</text:span><text:span text:style-name="T6">「ふと</text:span><text:span text:style-name="T4"> 옹벽 위를 보면, 크로가 이동했고 보도쪽에서 앉아 있다.</text:span></text:p>
            </text:list-item>
            <text:list-item>
              <text:p text:style-name="P72">지상에 내려 싶은지 생각하고, 한 두 걸음 접근고, "아래에 오는거야?" 라고 목소리를 던진다.</text:p>
            </text:list-item>
            <text:list-item>
              <text:p text:style-name="P48"><text:span text:style-name="T4">크로는 여기쪽을 본다가</text:span><text:span text:style-name="T6">「見るが</text:span><text:span text:style-name="T4">, 오려고</text:span><text:span text:style-name="T6">「来ようとは</text:span><text:span text:style-name="T4"> 하지 않는다.</text:span></text:p>
            </text:list-item>
          </text:list>
        </text:list-item>
        <text:list-item>
          <text:p text:style-name="P48">새로운 지식</text:p>
          <text:list>
            <text:list-item>
              <text:p text:style-name="P48">호박<text:span text:style-name="T7">「かぼちゃ</text:span>은 원산지는 남북아메리카 입니다.</text:p>
            </text:list-item>
            <text:list-item>
              <text:p text:style-name="P48">"동맥<text:span text:style-name="T7">「動脈</text:span> 염<text:span text:style-name="T7">「炎</text:span>" 이라는 의학의 용어가 있다. / 동맥이 부풀어 오른다<text:span text:style-name="T7">「膨らむ</text:span>.</text:p>
            </text:list-item>
          </text:list>
        </text:list-item>
      </text:list>
      <text:p text:style-name="P7"/>
      <text:p text:style-name="P5">[/ XXX] 20200708_134232</text:p>
      <text:p text:style-name="P2"/>
      <text:p text:style-name="P12"/>
      <text:p text:style-name="P5">[XXX] </text:p>
      <text:p text:style-name="P8">myself / diary / 20200709_122202</text:p>
      <text:p text:style-name="P8"/>
      <text:list xml:id="list393783390564891944" text:style-name="L28">
        <text:list-item>
          <text:p text:style-name="P4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3">크로는 다시 지상에는 오지않다.</text:p>
            </text:list-item>
            <text:list-item>
              <text:p text:style-name="P73">어제는 페이스트를 줄 수 없었다. / 가방에 넣는 걸 잊었다. / 다 써 있는걸 몰랐다. / 다 써 때 보충할 걸, 잊었다. <text:s/>/ 잊지 않기 위한 대책을 세우지 않았다.</text:p>
            </text:list-item>
            <text:list-item>
              <text:p text:style-name="P49"><text:span text:style-name="T4">어쨌든</text:span><text:span text:style-name="T6">「いずれにせよ</text:span><text:span text:style-name="T4">, 어제는 페이스트는 주지 않고 , 고체 만 주었다.</text:span></text:p>
            </text:list-item>
            <text:list-item>
              <text:p text:style-name="P49"><text:span text:style-name="T4">먼저 크로에. 그 후 미케에. / 미케에 주는 동안 크로는 가만히</text:span><text:span text:style-name="T6">「じっと</text:span><text:span text:style-name="T4"> 이쪽을 보고 있었다.</text:span></text:p>
            </text:list-item>
          </text:list>
        </text:list-item>
        <text:list-item>
          <text:p text:style-name="P49">새로운 지식</text:p>
          <text:list>
            <text:list-item>
              <text:p text:style-name="P49">"すずしん帽" 이라는 제품이 있다는 걸 알았다. 머리에 쓰는<text:span text:style-name="T7">「かぶる</text:span> 방식. <text:s/>/ 두부<text:span text:style-name="T7">「頭部</text:span>는 메쉬<text:span text:style-name="T7">「メッシュ</text:span> 제료<text:span text:style-name="T7">「材料</text:span> 로 작성 되어있다. / 이마<text:span text:style-name="T7">「額</text:span> 부분에는 두꺼운<text:span text:style-name="T7">「厚手の</text:span> 시트가 장착<text:span text:style-name="T7">「装着</text:span> 되어있다. / 땀<text:span text:style-name="T7">「汗</text:span>을 빨아<text:span text:style-name="T7">「吸って</text:span> 준다<text:span text:style-name="T7">「くれる</text:span>.</text:p>
            </text:list-item>
          </text:list>
        </text:list-item>
      </text:list>
      <text:p text:style-name="P7"/>
      <text:p text:style-name="P5">[/ XXX] 20200709_125115</text:p>
      <text:p text:style-name="P2"><text:soft-page-break/></text:p>
      <text:p text:style-name="P12"/>
      <text:p text:style-name="P5">[XXX] </text:p>
      <text:p text:style-name="P8">myself / diary / 20200710_093348</text:p>
      <text:p text:style-name="P8"/>
      <text:list xml:id="list8190302088506415884" text:style-name="L29">
        <text:list-item>
          <text:p text:style-name="P5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0"><text:span text:style-name="T4">비가 내렸다. / 두 마리는 오지 않을까라고 생각했었다.</text:span></text:p>
            </text:list-item>
            <text:list-item>
              <text:p text:style-name="P50"><text:span text:style-name="T4">옹벽에 도착하고, 울타리 안을 들여다본다. / 혀를 울린다.</text:span></text:p>
            </text:list-item>
            <text:list-item>
              <text:p text:style-name="P50"><text:span text:style-name="T4">1 분 정도 그 자리에 있던 것일까, "냐아" 라고 고양이의 울음소리가 들린다. / 곧 그 소리가 미케이라고 알 수 있다.</text:span></text:p>
            </text:list-item>
            <text:list-item>
              <text:p text:style-name="P50"><text:span text:style-name="T4">미케에 울타리 너머로 페이스트를 준다.</text:span></text:p>
            </text:list-item>
            <text:list-item>
              <text:p text:style-name="P50"><text:span text:style-name="T4">크로는 보이지 않는다. / 미케에 주었던 후 울타리 안의 어둠에 목소리를 던진다.</text:span></text:p>
            </text:list-item>
            <text:list-item>
              <text:p text:style-name="P50"><text:span text:style-name="T4">곧, 미케가 있는 울타리 부지</text:span><text:span text:style-name="T6">「敷地</text:span><text:span text:style-name="T4">의 옆 부지에 한 그림자가 보인다. / 털</text:span><text:span text:style-name="T6">「毛</text:span><text:span text:style-name="T4">의 모습에 의해서는 것일까, 그가 크로이라고 알 수 있다.</text:span></text:p>
            </text:list-item>
          </text:list>
        </text:list-item>
      </text:list>
      <text:p text:style-name="P7"/>
      <text:p text:style-name="P5">[/ XXX] 20200710_095419</text:p>
      <text:p text:style-name="P2"/>
      <text:p text:style-name="P12">@@@</text:p>
      <text:p text:style-name="P5">[XXX] </text:p>
      <text:p text:style-name="P8">myself / diary / XXX</text:p>
      <text:p text:style-name="P8"/>
      <text:list xml:id="list31322590" text:continue-list="list1251984348992235789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3">신체 / 정신</text:p>
        </text:list-item>
        <text:list-item>
          <text:p text:style-name="P43">새로운 지식</text:p>
        </text:list-item>
        <text:list-item>
          <text:p text:style-name="P43">음악</text:p>
        </text:list-item>
        <text:list-item>
          <text:p text:style-name="P43">기타</text:p>
        </text:list-item>
        <text:list-item>
          <text:p text:style-name="P43">자유작문</text:p>
        </text:list-item>
      </text:list>
      <text:p text:style-name="P7"/>
      <text:p text:style-name="P5">[/ XXX] </text:p>
      <text:p text:style-name="P2"><text:soft-page-break/></text:p>
      <text:p text:style-name="P2"/>
      <text:p text:style-name="P2"/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31316036" text:continue-numbering="true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3">신체 / 정신</text:p>
        </text:list-item>
        <text:list-item>
          <text:p text:style-name="P43">새로운 지식</text:p>
        </text:list-item>
        <text:list-item>
          <text:p text:style-name="P43">음악</text:p>
        </text:list-item>
        <text:list-item>
          <text:p text:style-name="P43">기타</text:p>
        </text:list-item>
        <text:list-item>
          <text:p text:style-name="P43">자유작문</text:p>
        </text:list-item>
      </text:list>
      <text:p text:style-name="P7"/>
      <text:p text:style-name="P5">[/ XXX] </text:p>
      <text:p text:style-name="P3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5360572282729231925" text:style-name="L30">
        <text:list-item>
          <text:p text:style-name="P77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6">1</text:p>
          </table:table-cell>
          <table:table-cell table:style-name="表5.B1" office:value-type="string">
            <text:p text:style-name="P15">天気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float" office:value="2">
            <text:p text:style-name="P16">2</text:p>
          </table:table-cell>
          <table:table-cell table:style-name="表5.B2" office:value-type="string">
            <text:p text:style-name="P15">餌やり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3">
            <text:p text:style-name="P16">3</text:p>
          </table:table-cell>
          <table:table-cell table:style-name="表5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7"/>
          </table:table-cell>
        </table:table-row>
        <text:soft-page-break/>
        <table:table-row>
          <table:table-cell table:style-name="表5.A2" office:value-type="float" office:value="4">
            <text:p text:style-name="P16">4</text:p>
          </table:table-cell>
          <table:table-cell table:style-name="表5.B2" office:value-type="string">
            <text:p text:style-name="P15">思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5">
            <text:p text:style-name="P16">5</text:p>
          </table:table-cell>
          <table:table-cell table:style-name="表5.B2" office:value-type="string">
            <text:p text:style-name="P15">出来事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1">
            <text:p text:style-name="P16">11</text:p>
          </table:table-cell>
          <table:table-cell table:style-name="表5.B2" office:value-type="string">
            <text:p text:style-name="P15">やらず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6">
            <text:p text:style-name="P16">6</text:p>
          </table:table-cell>
          <table:table-cell table:style-name="表5.B2" office:value-type="string">
            <text:p text:style-name="P15">止めた / 止めよう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8">
            <text:p text:style-name="P18">8</text:p>
          </table:table-cell>
          <table:table-cell table:style-name="表5.B2" office:value-type="string">
            <text:p text:style-name="P15">気づいた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4">
            <text:p text:style-name="P16">14</text:p>
          </table:table-cell>
          <table:table-cell table:style-name="表5.B2" office:value-type="string">
            <text:p text:style-name="P15">新しい</text:p>
          </table:table-cell>
          <table:table-cell table:style-name="表5.C2" office:value-type="string">
            <text:p text:style-name="P17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6">1</text:p>
          </table:table-cell>
          <table:table-cell table:style-name="表2.B1" office:value-type="string">
            <text:p text:style-name="P15">天気</text:p>
          </table:table-cell>
          <table:table-cell table:style-name="表2.A1" office:value-type="float" office:value="9">
            <text:p text:style-name="P16">9</text:p>
          </table:table-cell>
          <table:table-cell table:style-name="表2.D1" office:value-type="string">
            <text:p text:style-name="P15">思い出したこと</text:p>
          </table:table-cell>
        </table:table-row>
        <table:table-row>
          <table:table-cell table:style-name="表2.A2" office:value-type="float" office:value="2">
            <text:p text:style-name="P16">2</text:p>
          </table:table-cell>
          <table:table-cell table:style-name="表2.B2" office:value-type="string">
            <text:p text:style-name="P15">餌やり</text:p>
          </table:table-cell>
          <table:table-cell table:style-name="表2.A2" office:value-type="float" office:value="10">
            <text:p text:style-name="P16">10</text:p>
          </table:table-cell>
          <table:table-cell table:style-name="表2.D2" office:value-type="string">
            <text:p text:style-name="P15">やった</text:p>
          </table:table-cell>
        </table:table-row>
        <table:table-row>
          <table:table-cell table:style-name="表2.A2" office:value-type="float" office:value="3">
            <text:p text:style-name="P16">3</text:p>
          </table:table-cell>
          <table:table-cell table:style-name="表2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6">11</text:p>
          </table:table-cell>
          <table:table-cell table:style-name="表2.D2" office:value-type="string">
            <text:p text:style-name="P15">やらず</text:p>
          </table:table-cell>
        </table:table-row>
        <table:table-row>
          <table:table-cell table:style-name="表2.A2" office:value-type="float" office:value="4">
            <text:p text:style-name="P16">4</text:p>
          </table:table-cell>
          <table:table-cell table:style-name="表2.B2" office:value-type="string">
            <text:p text:style-name="P15">思ったこと</text:p>
          </table:table-cell>
          <table:table-cell table:style-name="表2.A2" office:value-type="float" office:value="12">
            <text:p text:style-name="P16">12</text:p>
          </table:table-cell>
          <table:table-cell table:style-name="表2.D2" office:value-type="string">
            <text:p text:style-name="P15">知ったこと</text:p>
          </table:table-cell>
        </table:table-row>
        <table:table-row>
          <table:table-cell table:style-name="表2.A2" office:value-type="float" office:value="5">
            <text:p text:style-name="P16">5</text:p>
          </table:table-cell>
          <table:table-cell table:style-name="表2.B2" office:value-type="string">
            <text:p text:style-name="P15">出来事</text:p>
          </table:table-cell>
          <table:table-cell table:style-name="表2.A2" office:value-type="float" office:value="13">
            <text:p text:style-name="P16">13</text:p>
          </table:table-cell>
          <table:table-cell table:style-name="表2.D2" office:value-type="string">
            <text:p text:style-name="P15">やろう</text:p>
          </table:table-cell>
        </table:table-row>
        <table:table-row>
          <table:table-cell table:style-name="表2.A2" office:value-type="float" office:value="6">
            <text:p text:style-name="P16">6</text:p>
          </table:table-cell>
          <table:table-cell table:style-name="表2.B2" office:value-type="string">
            <text:p text:style-name="P15">止めた / 止めよう</text:p>
          </table:table-cell>
          <table:table-cell table:style-name="表2.A2" office:value-type="float" office:value="14">
            <text:p text:style-name="P16">14</text:p>
          </table:table-cell>
          <table:table-cell table:style-name="表2.D2" office:value-type="string">
            <text:p text:style-name="P15">新しい</text:p>
          </table:table-cell>
        </table:table-row>
        <table:table-row>
          <table:table-cell table:style-name="表2.A2" office:value-type="float" office:value="7">
            <text:p text:style-name="P16">7</text:p>
          </table:table-cell>
          <table:table-cell table:style-name="表2.B2" office:value-type="string">
            <text:p text:style-name="P15">始めた<text:span text:style-name="T7"> / 初めて</text:span></text:p>
          </table:table-cell>
          <table:table-cell table:style-name="表2.A2" office:value-type="float" office:value="15">
            <text:p text:style-name="P16">15</text:p>
          </table:table-cell>
          <table:table-cell table:style-name="表2.D2" office:value-type="string">
            <text:p text:style-name="P15">その他</text:p>
          </table:table-cell>
        </table:table-row>
        <table:table-row>
          <table:table-cell table:style-name="表2.A2" office:value-type="float" office:value="8">
            <text:p text:style-name="P18">8</text:p>
          </table:table-cell>
          <table:table-cell table:style-name="表2.B2" office:value-type="string">
            <text:p text:style-name="P15">気づいた</text:p>
          </table:table-cell>
          <table:table-cell table:style-name="表2.A2" office:value-type="float" office:value="16">
            <text:p text:style-name="P16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8"/>
          </table:table-cell>
          <table:table-cell table:style-name="表2.B2" office:value-type="string">
            <text:p text:style-name="P15"/>
          </table:table-cell>
          <table:table-cell table:style-name="表2.A2" office:value-type="float" office:value="17">
            <text:p text:style-name="P16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20">###</text:p>
          </table:table-cell>
        </table:table-row>
        <table:table-row>
          <table:table-cell table:style-name="表6.A2" office:value-type="string">
            <text:p text:style-name="P15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  <text:soft-page-break/>
        <table:table-row>
          <table:table-cell table:style-name="表6.A3" office:value-type="string">
            <text:p text:style-name="P15">p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2824655335868183483" text:style-name="L31">
              <text:list-item>
                <text:p text:style-name="P81">“<text:span text:style-name="T7">作成</text:span>” ==&gt; click</text:p>
              </text:list-item>
              <text:list-item>
                <text:p text:style-name="P81">Tab x 2 (move to the text area)</text:p>
              </text:list-item>
              <text:list-item>
                <text:p text:style-name="P81">C/P ==&gt; texts</text:p>
              </text:list-item>
              <text:list-item>
                <text:p text:style-name="P81">select ==&gt; title strings</text:p>
              </text:list-item>
              <text:list-item>
                <text:p text:style-name="P81">C – c &gt; M – Tab &gt; C – v (C/P)</text:p>
              </text:list-item>
              <text:list-item>
                <text:p text:style-name="P81">M – Tab (to “to” box)</text:p>
              </text:list-item>
              <text:list-item>
                <text:p text:style-name="P81">“iwa” &gt; Tab (autofill)</text:p>
              </text:list-item>
              <text:list-item>
                <text:p text:style-name="P81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</table:table-row>
        <table:table-row>
          <table:table-cell table:style-name="表1.A2" office:value-type="string">
            <text:p text:style-name="P15"/>
          </table:table-cell>
        </table:table-row>
      </table:table>
      <text:p text:style-name="P14"/>
      <text:p text:style-name="P14"/>
      <table:table table:name="表3" table:style-name="表3">
        <table:table-column table:style-name="表3.A"/>
        <table:table-row>
          <table:table-cell table:style-name="表3.A1" office:value-type="string">
            <text:p text:style-name="P15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14"/>
      <text:p text:style-name="P13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7-10T11:10:06.16</dc:date>
    <dc:creator>iwabuchi ken</dc:creator>
    <meta:editing-duration>P2DT6H53M8S</meta:editing-duration>
    <meta:editing-cycles>263</meta:editing-cycles>
    <meta:generator>OpenOffice/4.1.3$Win32 OpenOffice.org_project/413m1$Build-9783</meta:generator>
    <meta:document-statistic meta:table-count="7" meta:image-count="0" meta:object-count="0" meta:page-count="25" meta:paragraph-count="538" meta:word-count="9028" meta:character-count="14249"/>
  </office:meta>
</office:document-meta>
</file>